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b6bf" officeooo:paragraph-rsid="000db6bf"/>
    </style:style>
    <style:style style:name="P2" style:family="paragraph" style:parent-style-name="Standard">
      <style:paragraph-properties fo:text-align="justify" style:justify-single-word="false"/>
      <style:text-properties officeooo:paragraph-rsid="000db6bf"/>
    </style:style>
    <style:style style:name="P3" style:family="paragraph" style:parent-style-name="Standard">
      <style:paragraph-properties fo:text-align="justify" style:justify-single-word="false"/>
      <style:text-properties officeooo:paragraph-rsid="001264d1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b6bf" officeooo:paragraph-rsid="000db6b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f954" officeooo:paragraph-rsid="000df95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f954" officeooo:paragraph-rsid="000df95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264d1" officeooo:paragraph-rsid="001264d1"/>
    </style:style>
    <style:style style:name="P8" style:family="paragraph" style:parent-style-name="Standard">
      <style:paragraph-properties fo:text-align="justify" style:justify-single-word="false"/>
      <style:text-properties officeooo:rsid="000f7897" officeooo:paragraph-rsid="000f7897"/>
    </style:style>
    <style:style style:name="P9" style:family="paragraph" style:parent-style-name="Standard">
      <style:paragraph-properties fo:text-align="justify" style:justify-single-word="false"/>
      <style:text-properties officeooo:rsid="001264d1" officeooo:paragraph-rsid="001264d1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1264d1" officeooo:paragraph-rsid="001264d1" style:font-style-asian="italic" style:font-style-complex="italic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db6bf" officeooo:paragraph-rsid="000db6bf"/>
    </style:style>
    <style:style style:name="P12" style:family="paragraph" style:parent-style-name="Standard" style:list-style-name="L2">
      <style:paragraph-properties fo:text-align="justify" style:justify-single-word="false"/>
      <style:text-properties officeooo:paragraph-rsid="000db6bf"/>
    </style:style>
    <style:style style:name="P13" style:family="paragraph" style:parent-style-name="Standard" style:list-style-name="L3">
      <style:paragraph-properties fo:text-align="justify" style:justify-single-word="false"/>
      <style:text-properties officeooo:rsid="000f7897" officeooo:paragraph-rsid="000f7897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264d1" officeooo:paragraph-rsid="001264d1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472e6" officeooo:paragraph-rsid="001472e6" style:font-weight-asian="bold" style:font-weight-complex="bold"/>
    </style:style>
    <style:style style:name="P16" style:family="paragraph" style:parent-style-name="Standard" style:list-style-name="L4">
      <style:paragraph-properties fo:text-align="justify" style:justify-single-word="false"/>
      <style:text-properties officeooo:rsid="001264d1" officeooo:paragraph-rsid="001264d1"/>
    </style:style>
    <style:style style:name="P17" style:family="paragraph" style:parent-style-name="Standard" style:list-style-name="L5">
      <style:paragraph-properties fo:text-align="justify" style:justify-single-word="false"/>
      <style:text-properties officeooo:rsid="001264d1" officeooo:paragraph-rsid="001264d1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officeooo:rsid="001472e6" officeooo:paragraph-rsid="001472e6"/>
    </style:style>
    <style:style style:name="P19" style:family="paragraph" style:parent-style-name="Standard">
      <style:paragraph-properties fo:text-align="justify" style:justify-single-word="false"/>
      <style:text-properties fo:color="#c9211e" loext:opacity="100%" officeooo:rsid="001472e6" officeooo:paragraph-rsid="001653d4"/>
    </style:style>
    <style:style style:name="P20" style:family="paragraph" style:parent-style-name="Standard">
      <style:paragraph-properties fo:text-align="justify" style:justify-single-word="false"/>
      <style:text-properties officeooo:rsid="001472e6" officeooo:paragraph-rsid="001472e6"/>
    </style:style>
    <style:style style:name="T1" style:family="text">
      <style:text-properties officeooo:rsid="000db6bf"/>
    </style:style>
    <style:style style:name="T2" style:family="text">
      <style:text-properties fo:font-weight="bold" officeooo:rsid="000db6bf" style:font-weight-asian="bold" style:font-weight-complex="bold"/>
    </style:style>
    <style:style style:name="T3" style:family="text">
      <style:text-properties officeooo:rsid="0010730e"/>
    </style:style>
    <style:style style:name="T4" style:family="text">
      <style:text-properties officeooo:rsid="001653d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Capstone </text:span>Project Four (Final<text:span text:style-name="T3">)</text:span></text:p>
      <text:p text:style-name="P4"/>
      <text:p text:style-name="P4">Project description:</text:p>
      <text:list xml:id="list3591269216" text:style-name="L1">
        <text:list-item>
          <text:p text:style-name="P11">Generate a hypothesis</text:p>
        </text:list-item>
        <text:list-item>
          <text:p text:style-name="P11">Analyse internal data</text:p>
        </text:list-item>
        <text:list-item>
          <text:p text:style-name="P11">Generate a working model, prototype, solution or recommendation</text:p>
        </text:list-item>
      </text:list>
      <text:p text:style-name="P1"/>
      <text:p text:style-name="P4">Final project deliverables include:</text:p>
      <text:list xml:id="list1466109277" text:style-name="L2">
        <text:list-item>
          <text:p text:style-name="P12"><text:span text:style-name="T2">Project Proposal:</text:span><text:span text:style-name="T1"> Describe your chosen problem and whether you have access to relevant data.</text:span></text:p>
        </text:list-item>
        <text:list-item>
          <text:p text:style-name="P12"><text:span text:style-name="T2">Project Brief:</text:span><text:span text:style-name="T1"> Share a brief summary of your initial analysis and next steps in order to get assistance from your instructional team.</text:span></text:p>
        </text:list-item>
        <text:list-item>
          <text:p text:style-name="P12"><text:span text:style-name="T2">Technical Notebook:</text:span><text:span text:style-name="T1"> Submit a cleanly formatted Jupyter notebook (or other files) documenting your code and process for technical/peer stakeholders.</text:span></text:p>
        </text:list-item>
        <text:list-item>
          <text:p text:style-name="P12"><text:span text:style-name="T2">Presentation:</text:span><text:span text:style-name="T1"> Present a summary of your business problem, approach, and recommendation to an audience of non-technical executive stakeholders.</text:span></text:p>
        </text:list-item>
      </text:list>
      <text:p text:style-name="P2"/>
      <text:p text:style-name="P5">Timeline:</text:p>
      <text:list xml:id="list652506915" text:style-name="L3">
        <text:list-item>
          <text:p text:style-name="P13">Proposal and dataset - due 10 Feb 2022 09:00am</text:p>
        </text:list-item>
        <text:list-item>
          <text:p text:style-name="P13">Initial Exploratory Data Analysis (EDA) brief – due end of unit three</text:p>
        </text:list-item>
        <text:list-item>
          <text:p text:style-name="P13">Technical report – due end of unit four</text:p>
        </text:list-item>
        <text:list-item>
          <text:p text:style-name="P13">Presentation – due end of unit four</text:p>
        </text:list-item>
      </text:list>
      <text:p text:style-name="P8"/>
      <text:p text:style-name="P7">Part 1 – Proposal</text:p>
      <text:p text:style-name="P9">Frame your problem, criteria and data sources.</text:p>
      <text:p text:style-name="P9">Describe your chosen problem and state whether you have access to relevant data.</text:p>
      <text:p text:style-name="P9"/>
      <text:p text:style-name="P7">Requirements</text:p>
      <text:list xml:id="list2818648592" text:style-name="L4">
        <text:list-item>
          <text:p text:style-name="P16">Draft a well-formed problem statement relevant to a business problem affecting your team, division, or organization.</text:p>
        </text:list-item>
      </text:list>
      <text:p text:style-name="P3"/>
      <text:p text:style-name="P10">Include the following elements:</text:p>
      <text:list xml:id="list392315003" text:style-name="L5">
        <text:list-item>
          <text:p text:style-name="P17">Hypothesis/assumptions</text:p>
        </text:list-item>
        <text:list-item>
          <text:p text:style-name="P17">Goals and success metrics</text:p>
        </text:list-item>
        <text:list-item>
          <text:p text:style-name="P17">Risks or limitations</text:p>
        </text:list-item>
        <text:list-item>
          <text:p text:style-name="P17">Identify at least one relevant internal dataset and confirm that you have (or can get) the right access permissions.</text:p>
        </text:list-item>
      </text:list>
      <text:p text:style-name="P20"/>
      <text:p text:style-name="P15">Hypothesis</text:p>
      <text:p text:style-name="P18">I will be utilising the data from option four – loan data. The source of the data will be from kaggle, “Lending Club Loan Data”. I have decided to pursue with a data that is being provided as an option, as I would like to spend the time apply the learnings from the class room, rather than cleaning data sets.</text:p>
      <text:p text:style-name="P18"/>
      <text:p text:style-name="P19">The hypothesis/question that I am keen to find <text:span text:style-name="T4">out</text:span> is:</text:p>
      <text:p text:style-name="P19">“<text:span text:style-name="T4">I</text:span>f someone was to borrow money, are they likely to default on the loan?”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18:40:25.043948831</meta:creation-date>
    <meta:generator>LibreOffice/7.2.4.1$Linux_X86_64 LibreOffice_project/b8e68b5bf61ce56d972a163ea31a18aecdcd64cd</meta:generator>
    <dc:date>2022-01-06T11:38:10.098114911</dc:date>
    <meta:editing-duration>PT45M23S</meta:editing-duration>
    <meta:editing-cycles>8</meta:editing-cycles>
    <meta:document-statistic meta:table-count="0" meta:image-count="0" meta:object-count="0" meta:page-count="1" meta:paragraph-count="29" meta:word-count="302" meta:character-count="1849" meta:non-whitespace-character-count="1587"/>
  </office:meta>
</office:document-meta>
</file>